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45295" officeooo:paragraph-rsid="00145295"/>
    </style:style>
    <style:style style:name="P2" style:family="paragraph" style:parent-style-name="Standard">
      <style:text-properties officeooo:rsid="00145295" officeooo:paragraph-rsid="001579b6"/>
    </style:style>
    <style:style style:name="P3" style:family="paragraph" style:parent-style-name="Standard">
      <style:paragraph-properties fo:text-align="center" style:justify-single-word="false"/>
      <style:text-properties fo:font-size="14pt" fo:font-weight="bold" officeooo:rsid="00145295" officeooo:paragraph-rsid="00145295" style:font-size-asian="14pt" style:font-weight-asian="bold" style:font-size-complex="14pt" style:font-weight-complex="bold"/>
    </style:style>
    <style:style style:name="P4" style:family="paragraph" style:parent-style-name="Standard">
      <style:text-properties fo:color="#ff0000" fo:font-weight="bold" officeooo:rsid="00145295" officeooo:paragraph-rsid="00145295" fo:background-color="transparent" style:font-weight-asian="bold" style:font-weight-complex="bold"/>
    </style:style>
    <style:style style:name="P5" style:family="paragraph" style:parent-style-name="Standard">
      <style:text-properties fo:color="#ff0000" fo:font-weight="bold" officeooo:rsid="00145295" officeooo:paragraph-rsid="00145295" style:font-weight-asian="bold" style:font-weight-complex="bold"/>
    </style:style>
    <style:style style:name="P6" style:family="paragraph" style:parent-style-name="Standard">
      <style:text-properties officeooo:rsid="00145295" officeooo:paragraph-rsid="00145295"/>
    </style:style>
    <style:style style:name="P7" style:family="paragraph" style:parent-style-name="Standard">
      <style:text-properties officeooo:rsid="00145295" officeooo:paragraph-rsid="0019693c"/>
    </style:style>
    <style:style style:name="T1" style:family="text">
      <style:text-properties fo:font-weight="bold" style:font-weight-asian="bold" style:font-weight-complex="bold"/>
    </style:style>
    <style:style style:name="T2" style:family="text">
      <style:text-properties fo:color="#009900" fo:font-weight="bold" style:font-weight-asian="bold" style:font-weight-complex="bold"/>
    </style:style>
    <style:style style:name="T3" style:family="text">
      <style:text-properties officeooo:rsid="0018a603"/>
    </style:style>
    <style:style style:name="T4" style:family="text">
      <style:text-properties officeooo:rsid="0019693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ÔN CÔNG NGHỆ PHẦN MỀM</text:p>
      <text:p text:style-name="P3"/>
      <text:p text:style-name="P2">Nhóm: Skeeters</text:p>
      <text:p text:style-name="P2"/>
      <text:p text:style-name="P1"><text:s/><text:span text:style-name="T1">CHỨC NĂNG CHƯƠNG TRÌNH </text:span></text:p>
      <text:p text:style-name="P1"/>
      <text:p text:style-name="P1">Sau khi khảo sát và xác định được các yêu cầu của hệ thống, có thể phân tích để đưa ra các quy trình nghiệp vụ chung của hệ thống bao gồm các phần: </text:p>
      <text:p text:style-name="P1"/>
      <text:p text:style-name="P4">1. Chức năng quản lý đề thi. </text:p>
      <text:p text:style-name="P1"><text:span text:style-name="T2">Mục tiêu:</text:span> Cho phép người sử dụng chương trình cập nhật, xóa, thay đổi các thông tin về các bộ đề thi và các câu hỏi trắc nghiệm trong bộ đề thi của mỗi môn <text:s/>đó. Người sử dụng thực hiện phải có quyền hạn được phép cập nhật thông tin về Bộ đề thi và danh sách các câu hỏi được khai báo trong quyền chức năng Quản lý thành viên và cấp quyền hạn đăng nhập tương ứng cho từng thành viên. Có các chức năng thêm, sửa, xóa . </text:p>
      <text:p text:style-name="P1"/>
      <text:p text:style-name="P1"><text:span text:style-name="T2">Đầu vào: </text:span>Đầu vào của chức năng này là thông tin về các bồ đề thi và câu hỏi trắc <text:s/>nghiệm như: mã đề thi, mã câu hỏi, nội dung câu hỏi, các đáp án, đáp án đúng… </text:p>
      <text:p text:style-name="P1"/>
      <text:p text:style-name="P1"><text:span text:style-name="T2">Đầu ra:</text:span> <text:s/>Đầu ra của chức năng này là các thông tin được lưu vào CSDL </text:p>
      <text:p text:style-name="P1"/>
      <text:p text:style-name="P5">2. Chức năng Quản lý môn học </text:p>
      <text:p text:style-name="P1"><text:span text:style-name="T2">Mục tiêu: </text:span>Chức năng cập nhật môn học cho phép người sử dụng hệ thống có thể cập nhật, thay đổi hoặc xóa các thông tin về danh sách môn học. Để thực hiện được chức năng này yêu cầu người sử dụng phải có quyền hạn được phép cập nhật thông tin về danh sách môn học, khai báo trong chức năng Quản lý thành viên và cấp quyền hạn đăng nhập tương ứng cho từng thành viên. </text:p>
      <text:p text:style-name="P1"/>
      <text:p text:style-name="P1"><text:span text:style-name="T2">Đầu vào:</text:span> Đầu vào là các thông tin về môn học như :mã môn, tên môn </text:p>
      <text:p text:style-name="P1"/>
      <text:p text:style-name="P1"><text:span text:style-name="T2">Đầu ra: </text:span>Thông tin về danh sách các môn học được lưu vào trong CSDL. </text:p>
      <text:p text:style-name="P1"/>
      <text:p text:style-name="P5">3. Chức năng Quản lý Thành viên </text:p>
      <text:p text:style-name="P1"><text:span text:style-name="T2">Mục tiêu:</text:span> chức năng này cho phép người quản trị (Admin) khai báo nhiều thành viên (user) với các quyền hạn khác nhau để có thể cập nhật dữ liệu. Các quyền hạn này là: </text:p>
      <text:p text:style-name="P1"/>
      <text:p text:style-name="P1"><text:s text:c="4"/>Cập nhật thông tin về danh sách các môn học </text:p>
      <text:p text:style-name="P1"><text:s text:c="4"/>Cập nhật thông tin về bộ đề thi và các câu hỏi trắc nghiệm. </text:p>
      <text:p text:style-name="P1"><text:s text:c="4"/>Quản lí bài làm của các user </text:p>
      <text:p text:style-name="P1"><text:s text:c="4"/>Tạo, thay đổi thông tin về các user </text:p>
      <text:p text:style-name="P1"/>
      <text:p text:style-name="P1"><text:span text:style-name="T2">Đầu vào:</text:span> Đầu vào của chức năng này thông tin về các user </text:p>
      <text:p text:style-name="P1"/>
      <text:p text:style-name="P1"><text:span text:style-name="T2">Đầu ra: </text:span>Thông tin về các user được lưu lại trong CSDL </text:p>
      <text:p text:style-name="P1"/>
      <text:p text:style-name="P5">4. Chức năng trắc nghiệm </text:p>
      <text:p text:style-name="P1"><text:span text:style-name="T2">Mục tiêu: </text:span>chức năng này cho phép user làm các bài thi trắc nghiệm theo môn học tùy thuộc vào sự lựa chọn của user. Sau khi làm xong user tiến hành nộp bài, bài làm và điểm của user được cập nhật vào CSDL thuận tiện trong trường hợp user muốn xem lại bài làm của mình về sau. </text:p>
      <text:p text:style-name="P1"/>
      <text:p text:style-name="P1"><text:span text:style-name="T2">Đầu vào:</text:span><text:span text:style-name="T1"> </text:span>Các thông tin liên quan đến bài làm của user như: Tên User làm bài, đề thi mà user lựa chọn, các đáp án mà user đã chọn. </text:p>
      <text:p text:style-name="P1"/>
      <text:p text:style-name="P1"><text:soft-page-break/><text:span text:style-name="T2">Đầu ra:</text:span> Các thông tin liên quan được lưu trong cơ sở dữ liệu như kết quả của sinh viên khi nộp bài, biết câu nào đúng hoặc câu nào sai… </text:p>
      <text:p text:style-name="P1"/>
      <text:p text:style-name="P5">5. Chức năng thống kê </text:p>
      <text:p text:style-name="P1"><text:s text:c="4"/>Thống kê danh sách các thành viên của website: Hệ thống cho phép xem danh sách các thành viên của website. </text:p>
      <text:p text:style-name="P1"><text:s text:c="4"/>Thống kê danh sách bộ đề thi và câu hỏi: người sử dụng có quyền hạn tương ứng có thể xem các bộ đề thi, câu hỏi và đáp án </text:p>
      <text:p text:style-name="P1"><text:s text:c="4"/>Xem lại bài làm: sử dụng chức năng này khi user <text:s/>nào có nhu cầu xem lại bài làm của mình </text:p>
      <text:p text:style-name="P1"><text:s text:c="4"/>Thống kê các câu hỏi đóng góp của các thành viên, kiểm duyệt và xem xét mức độ của câu hỏi có phù hợp với kiến thức của học viên hay không. Sau đó sẽ quyết định có hay không sử dụng câu hỏi đó vào trong ngân hàng câu hỏi của website. </text:p>
      <text:p text:style-name="P1"><text:s text:c="4"/>Xếp hạng những thí sinh có điểm đứng đầu trong tuần thi. </text:p>
      <text:p text:style-name="P1"/>
      <text:p text:style-name="P5">6. Chức năng Đóng góp câu hỏi </text:p>
      <text:p text:style-name="P1">Mục tiêu : Chức năng này cho phép người dùng đóng góp thêm vào ngân hàng câu hỏi trong đề thi nhằm tăng sự phong phú, đa dạng của câu hỏi. Các câu hỏi đóng góp sẽ được ban quản trị kiểm duyệt nếu phù hợp sẽ được sử dụng đăng tải trên website. Để sử dụng được chức năng này yêu cầu người dùng phải đăng nhập với tư cách là thành viên của website </text:p>
      <text:p text:style-name="P1"/>
      <text:p text:style-name="P1"><text:span text:style-name="T2">Đầu vào : </text:span>Nội dung câu hoi, các phương án trả lời và đáp án đúng cho câu hỏi </text:p>
      <text:p text:style-name="P1"/>
      <text:p text:style-name="P1"><text:span text:style-name="T2">Đầu ra :</text:span> Các câu hỏi sẽ được lưu lại trong CSDL</text:p>
      <text:p text:style-name="P1"/>
      <text:p text:style-name="P5">7. Chức năng phản hồi </text:p>
      <text:p text:style-name="P1"><text:s/>Chức năng này cho phép các thành viên cũng như người dùng truy cập vào website có thể <text:s/>đóng góp những ý kiến về mức độ khó của các câu hỏi, yêu cầu hướng dẫn cách thức làm bài trắc nghiệm trên website như thế nào, nêu ra những ý kiến đóng góp để website được hoàn thiện hơn v.v…</text:p>
      <text:p text:style-name="P1"/>
      <text:p text:style-name="P1">- <text:span text:style-name="T3">Ngôn ngữ sử dụng: PHP</text:span></text:p>
      <text:p text:style-name="P1">- <text:span text:style-name="T3">Thư viện code giao diện: Bootstrap framework</text:span></text:p>
      <text:p text:style-name="P7">- <text:span text:style-name="T4">Link website: </text:span><text:a xlink:type="simple" xlink:href="http://thionline.freevnn.com/"><text:span text:style-name="T4">http://thionline.freevnn.com/</text:span></text:a></text:p>
      <text:p text:style-name="P7">- <text:span text:style-name="T4">Link github.com: https://github.com/luongquy08/web_thi_onli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5T18:34:00.153911295</meta:creation-date>
    <dc:date>2017-03-08T22:59:51.269760510</dc:date>
    <meta:editing-duration>PT1H6M58S</meta:editing-duration>
    <meta:editing-cycles>4</meta:editing-cycles>
    <meta:generator>LibreOffice/4.2.8.2$Linux_X86_64 LibreOffice_project/420m0$Build-2</meta:generator>
    <meta:document-statistic meta:table-count="0" meta:image-count="0" meta:object-count="0" meta:page-count="2" meta:paragraph-count="40" meta:word-count="890" meta:character-count="4100" meta:non-whitespace-character-count="3175"/>
  </office:meta>
</office:document-meta>
</file>